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style:text-position="sub 66.6%"/>
    </style:style>
    <style:style style:name="T15" style:parent-style-name="DefaultParagraphFont" style:family="text">
      <style:text-properties style:text-position="sub 66.6%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/>
      <text:p text:style-name="P2">Name ________________________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text:s text:c="6"/>PHY2048C, Quiz 3</text:span></text:p>
      <text:p text:style-name="Standard"/>
      <text:p text:style-name="P8">A- Read all the quiz once, or twice, before beginning to write. Make sure to comprehend all questions and start with those you feel most confident in.</text:p>
      <text:p text:style-name="P9">B – Be clear and concise. There are no extra points for being verbose or writing extra.</text:p>
      <text:p text:style-name="P10">C –Only use the white pages that I will provide. You have 50 minutes to answer the quiz.</text:p>
      <text:p text:style-name="P11">---------------------------------------------------------------------------------------------------------------------------</text:p>
      <text:p text:style-name="Standard"/>
      <text:p text:style-name="Standard"><text:span text:style-name="T12">Problem 1</text:span></text:p>
      <text:p text:style-name="Standard"/>
      <text:p text:style-name="Standard">How fast would the Earth have to rotate so that you become weightless at the equator? The Radius of the Earth is 6370 km.</text:p>
      <text:p text:style-name="Standard"/>
      <text:p text:style-name="Standard"><text:span text:style-name="T13">Problem 2</text:span></text:p>
      <text:p text:style-name="Standard"/>
      <text:p text:style-name="Standard">A 20 g ball is fired horizontally with speed v<text:span text:style-name="T14">0</text:span><text:s/>toward a 100 g ball hanging motionless from a 1.0-m-long string. The balls undergo a head-on, perfectly elastic collision, after which the 100 g ball swings out to a maximum angle<text:s/><draw:frame draw:style-name="a0" text:anchor-type="as-char" svg:x="0in" svg:y="0in" svg:width="0.34375in" svg:height="0.19792in" style:rel-width="scale" style:rel-height="scale"><draw:object xlink:href="Object 1/" xlink:type="simple" xlink:show="embed" xlink:actuate="onLoad"/></draw:frame>= 50°. What was v<text:span text:style-name="T15">0</text:span>?</text:p>
      <text:p text:style-name="Standard"/>
      <text:p text:style-name="Standard"><text:span text:style-name="T16">Problem 3</text:span></text:p>
      <text:p text:style-name="Standard"/>
      <text:p text:style-name="Standard">On Day 1, there were 490 kids in two groups. Group A consistent only of boys, and B only of girls. There were 2 and a half more girls than boys. On Day 2, more girls joined group B, and for each 4 boys in group A, 32 boys joined group A. The total number of girls resulted in 1/3 that of boys. Express the number of girls that joined group B in terms of a fraction of the boys that joined group<text:s/>A<text:s/>on Day 2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</dc:creator>
    <meta:creation-date>2024-12-11T11:21:00Z</meta:creation-date>
    <dc:date>2025-02-17T14:03:00Z</dc:date>
    <meta:print-date>2025-02-14T13:43:00Z</meta:print-date>
    <meta:template xlink:href="Normal" xlink:type="simple"/>
    <meta:editing-cycles>11</meta:editing-cycles>
    <meta:editing-duration>PT24420S</meta:editing-duration>
    <meta:document-statistic meta:page-count="1" meta:paragraph-count="2" meta:word-count="199" meta:character-count="1335" meta:row-count="9" meta:non-whitespace-character-count="1138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θ</mml:mi>
    </mml:mrow>
    <mml:mrow>
      <mml:mi>m</mml:mi>
      <mml:mi>a</mml:mi>
      <mml:mi>x</mml:mi>
    </mml:mrow>
  </mml:msub>
</mml:math>
</file>